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60000011D1D429F84664A7ED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588cm" svg:height="7.54cm" svg:x="1.223cm" svg:y="1.207cm">
          <draw:image xlink:href="Pictures/10000201000001B60000011D1D429F84664A7EDA.png" xlink:type="simple" xlink:show="embed" xlink:actuate="onLoad">
            <text:p/>
          </draw:image>
        </draw:frame>
        <draw:frame draw:style-name="gr1" draw:text-style-name="P1" draw:layer="layout" svg:width="11.588cm" svg:height="7.54cm" svg:x="1cm" svg:y="11.24cm">
          <draw:image xlink:href="Pictures/10000201000001B60000011D1D429F84664A7EDA.png" xlink:type="simple" xlink:show="embed" xlink:actuate="onLoad">
            <text:p/>
          </draw:image>
        </draw:frame>
        <draw:frame draw:style-name="gr1" draw:text-style-name="P1" draw:layer="layout" svg:width="11.588cm" svg:height="7.54cm" svg:x="1.096cm" svg:y="21.16cm">
          <draw:image xlink:href="Pictures/10000201000001B60000011D1D429F84664A7E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9:11.082658511</meta:creation-date>
    <meta:print-date>2019-02-06T13:26:47.655635445</meta:print-date>
    <dc:date>2019-02-06T13:32:52.321545202</dc:date>
    <meta:editing-duration>PT13M41S</meta:editing-duration>
    <meta:editing-cycles>1</meta:editing-cycles>
    <meta:document-statistic meta:object-count="3"/>
    <meta:generator>LibreOffice/5.0.3.2$Linux_X86_64 LibreOffice_project/00m0$Build-2</meta:generator>
  </office:meta>
</office:document-meta>
</file>